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0800000008DD0ADA29.png" manifest:media-type="image/png"/>
  <manifest:file-entry manifest:full-path="Pictures/10000000000003B500000181CE2E5ABF.png" manifest:media-type="image/png"/>
  <manifest:file-entry manifest:full-path="Pictures/10000000000000B000000182196CFBE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4" style:family="graphic" style:parent-style-name="standard">
      <style:graphic-properties draw:stroke="none" draw:fill="none" fo:min-height="10.0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textarea-vertical-align="top" fo:min-height="19.163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subtitle">
      <style:graphic-properties draw:fill-color="#ffffff" draw:textarea-vertical-align="top" fo:min-height="16.255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subtitle">
      <style:graphic-properties draw:fill-color="#ffffff" fo:min-height="16.255cm"/>
    </style:style>
    <style:style style:name="pr7" style:family="presentation" style:parent-style-name="Default-subtitle">
      <style:graphic-properties draw:fill-color="#ffffff" draw:textarea-vertical-align="top" fo:min-height="16.2cm"/>
    </style:style>
    <style:style style:name="pr8" style:family="presentation" style:parent-style-name="Default-subtitle">
      <style:graphic-properties draw:fill="bitmap" draw:fill-color="#729fcf" draw:fill-image-name="Empty" draw:opacity="100%" draw:opacity-name="" draw:textarea-vertical-align="top" fo:min-height="17.2cm"/>
    </style:style>
    <style:style style:name="P1" style:family="paragraph">
      <style:paragraph-properties fo:text-align="center"/>
      <style:text-properties fo:font-size="40pt"/>
    </style:style>
    <style:style style:name="P2" style:family="paragraph">
      <style:paragraph-properties fo:text-align="end"/>
      <style:text-properties fo:font-size="40pt"/>
    </style:style>
    <style:style style:name="P3" style:family="paragraph">
      <style:paragraph-properties fo:text-align="center"/>
      <style:text-properties fo:font-size="40pt" fo:text-shadow="1pt 1pt" style:font-size-asian="40pt" style:font-size-complex="40pt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size="32pt"/>
    </style:style>
    <style:style style:name="P6" style:family="paragraph">
      <style:paragraph-properties fo:text-align="start"/>
      <style:text-properties fo:font-size="32pt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style:paragraph-properties fo:text-align="start"/>
      <style:text-properties fo:font-size="26pt" style:font-size-asian="26pt" style:font-size-complex="26pt"/>
    </style:style>
    <style:style style:name="P11" style:family="paragraph">
      <style:paragraph-properties fo:text-align="start"/>
      <style:text-properties fo:font-size="40pt" fo:font-weight="bold" style:font-size-asian="40pt" style:font-weight-asian="bold" style:font-size-complex="40pt" style:font-weight-complex="bold"/>
    </style:style>
    <style:style style:name="P12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13" style:family="paragraph">
      <style:paragraph-properties fo:text-align="start"/>
      <style:text-properties style:font-name="Liberation Mono" fo:font-size="20pt" style:font-name-asian="Liberation Mono" style:font-size-asian="20pt" style:font-name-complex="Liberation Mono" style:font-size-complex="20pt"/>
    </style:style>
    <style:style style:name="T1" style:family="text">
      <style:text-properties fo:font-size="40pt" fo:text-shadow="1pt 1pt" style:font-size-asian="40pt" style:font-size-complex="40pt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32pt" fo:font-weight="normal" style:font-size-asian="32pt" style:font-weight-asian="normal" style:font-size-complex="32pt" style:font-weight-complex="normal"/>
    </style:style>
    <style:style style:name="T6" style:family="text">
      <style:text-properties fo:color="#cc0000"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cc0000" fo:font-size="32pt" fo:font-weight="normal" style:font-size-asian="32pt" style:font-weight-asian="normal" style:font-size-complex="32pt" style:font-weight-complex="normal"/>
    </style:style>
    <style:style style:name="T8" style:family="text">
      <style:text-properties fo:color="#cc0000" fo:font-size="28pt" fo:font-weight="bold" style:font-size-asian="28pt" style:font-weight-asian="bold" style:font-size-complex="28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 text:c="2"/></text:p>
          </draw:text-box>
        </draw:frame>
        <draw:frame presentation:style-name="pr2" draw:text-style-name="P3" draw:layer="layout" svg:width="25.199cm" svg:height="19.163cm" svg:x="1.4cm" svg:y="0.837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>Getting started with Ansible-playbook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2"><text:span text:style-name="T1">- Ravdeep S Pasricha</text:span></text:p>
            <text:p text:style-name="P2"><text:span text:style-name="T1">DevOps Engineer</text:span></text:p>
            <text:p text:style-name="P2"><text:span text:style-name="T1">@ravdeep00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4" draw:text-style-name="P5" draw:layer="layout" svg:width="25.199cm" svg:height="16.255cm" svg:x="1.4cm" svg:y="2cm" presentation:class="subtitle" presentation:user-transformed="true">
          <draw:text-box>
            <text:p text:style-name="P5">Agenda</text:p>
            <text:p text:style-name="P5"/>
            <text:list text:style-name="L2">
              <text:list-item>
                <text:p text:style-name="P6">What is Ansible</text:p>
              </text:list-item>
              <text:list-item>
                <text:p text:style-name="P6">Demo</text:p>
              </text:list-item>
              <text:list-item>
                <text:p text:style-name="P6">Inventory</text:p>
              </text:list-item>
              <text:list-item>
                <text:p text:style-name="P6">Playbook</text:p>
              </text:list-item>
              <text:list-item>
                <text:p text:style-name="P6">Modules</text:p>
              </text:list-item>
              <text:list-item>
                <text:p text:style-name="P6">Variables</text:p>
              </text:list-item>
              <text:list-item>
                <text:p text:style-name="P6">Directory Structure</text:p>
                <text:p text:style-name="P6"/>
                <text:p text:style-name="P6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4" draw:text-style-name="P8" draw:layer="layout" svg:width="25.199cm" svg:height="16.255cm" svg:x="1.4cm" svg:y="2cm" presentation:class="subtitle" presentation:user-transformed="true">
          <draw:text-box>
            <text:p text:style-name="P7"><text:span text:style-name="T2">Ansible</text:span></text:p>
            <text:p text:style-name="P8"/>
            <text:list text:style-name="L2">
              <text:list-item>
                <text:p text:style-name="P8">Ansible is an IT automation tool. </text:p>
                <text:p text:style-name="P8"/>
              </text:list-item>
              <text:list-item>
                <text:p text:style-name="P8">It can:</text:p>
              </text:list-item>
            </text:list>
            <text:list text:style-name="L3">
              <text:list-item>
                <text:p text:style-name="P8">configure systems, </text:p>
              </text:list-item>
              <text:list-item>
                <text:p text:style-name="P8">deploy software, and </text:p>
              </text:list-item>
              <text:list-item>
                <text:p text:style-name="P8">orchestrate more advanced IT tasks such as continuous deployments or zero downtime rolling updates.</text:p>
              </text:list-item>
            </text:list>
            <text:list text:style-name="L2">
              <text:list-header>
                <text:p text:style-name="P8"/>
                <text:p text:style-name="P8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4" draw:text-style-name="P8" draw:layer="layout" svg:width="25.199cm" svg:height="16.255cm" svg:x="1.4cm" svg:y="2.145cm" presentation:class="subtitle" presentation:user-transformed="true">
          <draw:text-box>
            <text:p text:style-name="P8"/>
            <text:list text:style-name="L2">
              <text:list-item>
                <text:p text:style-name="P8">Ansible manages machines in an agentless manner.</text:p>
                <text:p text:style-name="P8"/>
              </text:list-item>
              <text:list-item>
                <text:p text:style-name="P8">Uses OpenSSH for transport</text:p>
                <text:p text:style-name="P8"/>
              </text:list-item>
              <text:list-item>
                <text:p text:style-name="P8">Highly scalable</text:p>
                <text:p text:style-name="P8"/>
              </text:list-item>
              <text:list-item>
                <text:p text:style-name="P8">Uses YAML – Friendly Language</text:p>
                <text:p text:style-name="P8"/>
              </text:list-item>
              <text:list-item>
                <text:p text:style-name="P8">Idempot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6" draw:text-style-name="P9" draw:layer="layout" svg:width="25.199cm" svg:height="16.255cm" svg:x="1.4cm" svg:y="0.837cm" presentation:class="subtitle">
          <draw:text-box>
            <text:p text:style-name="P9"><text:span text:style-name="T2">DEMO &amp; EXAMP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4" draw:text-style-name="P10" draw:layer="layout" svg:width="25.199cm" svg:height="18.523cm" svg:x="1.4cm" svg:y="0.837cm" presentation:class="subtitle" presentation:user-transformed="true">
          <draw:text-box>
            <text:p text:style-name="P10"><text:span text:style-name="T3">---</text:span></text:p>
            <text:p text:style-name="P10"><text:span text:style-name="T3">- hosts: webservers <text:s text:c="11"/></text:span></text:p>
            <text:p text:style-name="P10"><text:span text:style-name="T3"><text:s text:c="2"/></text:span><text:span text:style-name="T3">vars:</text:span></text:p>
            <text:p text:style-name="P10"><text:span text:style-name="T3"><text:s text:c="4"/></text:span><text:span text:style-name="T3">http_port: 80</text:span></text:p>
            <text:p text:style-name="P10"><text:span text:style-name="T3"><text:s text:c="4"/></text:span><text:span text:style-name="T3">max_clients: 200</text:span></text:p>
            <text:p text:style-name="P10"><text:span text:style-name="T3"><text:s text:c="2"/></text:span><text:span text:style-name="T3">remote_user: root</text:span></text:p>
            <text:p text:style-name="P10"><text:span text:style-name="T3"><text:s text:c="2"/></text:span><text:span text:style-name="T3">tasks:</text:span></text:p>
            <text:p text:style-name="P10"><text:span text:style-name="T3"><text:s text:c="2"/></text:span><text:span text:style-name="T3">- name: ensure apache is at the latest version</text:span></text:p>
            <text:p text:style-name="P10"><text:span text:style-name="T3"><text:s text:c="4"/></text:span><text:span text:style-name="T3">yum: pkg=httpd state=latest</text:span></text:p>
            <text:p text:style-name="P10"><text:span text:style-name="T3"><text:s text:c="2"/></text:span><text:span text:style-name="T3">- name: write the apache config file</text:span></text:p>
            <text:p text:style-name="P10"><text:span text:style-name="T3"><text:s text:c="4"/></text:span><text:span text:style-name="T3">template: src=/srv/httpd.j2 dest=/etc/httpd.conf</text:span></text:p>
            <text:p text:style-name="P10"><text:span text:style-name="T3"><text:s text:c="4"/></text:span><text:span text:style-name="T3">notify:</text:span></text:p>
            <text:p text:style-name="P10"><text:span text:style-name="T3"><text:s text:c="4"/></text:span><text:span text:style-name="T3">- restart apache</text:span></text:p>
            <text:p text:style-name="P10"><text:span text:style-name="T3"><text:s text:c="2"/></text:span><text:span text:style-name="T3">- name: ensure apache is running (and enable it at boot)</text:span></text:p>
            <text:p text:style-name="P10"><text:span text:style-name="T3"><text:s text:c="4"/></text:span><text:span text:style-name="T3">service: name=httpd state=started enabled=yes</text:span></text:p>
            <text:p text:style-name="P10"><text:span text:style-name="T3"><text:s text:c="2"/></text:span><text:span text:style-name="T3">handlers:</text:span></text:p>
            <text:p text:style-name="P10"><text:span text:style-name="T3"><text:s text:c="4"/></text:span><text:span text:style-name="T3">- name: restart apache</text:span></text:p>
            <text:p text:style-name="P10"><text:span text:style-name="T3"><text:s text:c="6"/></text:span><text:span text:style-name="T3">service: name=httpd state=restart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4" draw:text-style-name="P11" draw:layer="layout" svg:width="25.199cm" svg:height="18.303cm" svg:x="1.4cm" svg:y="1.8cm" presentation:class="subtitle" presentation:user-transformed="true">
          <draw:text-box>
            <text:p text:style-name="P9"><text:span text:style-name="T2">Inventory</text:span></text:p>
            <text:p text:style-name="P9"><text:span text:style-name="T2"/></text:p>
            <text:list text:style-name="L2">
              <text:list-item>
                <text:p text:style-name="P11"><text:span text:style-name="T4">Hosts and groups</text:span><text:span text:style-name="T5">:</text:span></text:p>
                <text:p text:style-name="P11"><text:span text:style-name="T5"/></text:p>
              </text:list-item>
            </text:list>
            <text:p text:style-name="P11"><text:span text:style-name="T5">mail.example.com <text:s/></text:span></text:p>
            <text:p text:style-name="P11"><text:span text:style-name="T5"/></text:p>
            <text:p text:style-name="P11"><text:span text:style-name="T6">[webservers]</text:span><text:span text:style-name="T7"> </text:span><text:span text:style-name="T5"><text:s text:c="9"/></text:span></text:p>
            <text:p text:style-name="P11"><text:span text:style-name="T5">foo.example.com</text:span></text:p>
            <text:p text:style-name="P11"><text:span text:style-name="T5">bar.example.com</text:span></text:p>
            <text:p text:style-name="P11"><text:span text:style-name="T5"/></text:p>
            <text:p text:style-name="P11"><text:span text:style-name="T6">[dbservers]</text:span></text:p>
            <text:p text:style-name="P11"><text:span text:style-name="T5">one.example.com</text:span></text:p>
            <text:p text:style-name="P11"><text:span text:style-name="T5">two.example.com</text:span></text:p>
            <text:p text:style-name="P11"><text:span text:style-name="T5">three.example.com</text:span></text:p>
          </draw:text-box>
        </draw:frame>
        <draw:line draw:style-name="gr2" draw:text-style-name="P7" draw:layer="layout" svg:x1="8.4cm" svg:y1="10.6cm" svg:x2="17.4cm" svg:y2="10.6cm">
          <text:p/>
        </draw:line>
        <draw:line draw:style-name="gr2" draw:text-style-name="P7" draw:layer="layout" svg:x1="7.6cm" svg:y1="15.8cm" svg:x2="17.4cm" svg:y2="10.8cm">
          <text:p/>
        </draw:line>
        <draw:frame draw:style-name="gr3" draw:layer="layout" svg:width="7.4cm" svg:height="2.067cm" svg:x="17.4cm" svg:y="10cm">
          <draw:text-box>
            <text:p text:style-name="P7"><text:span text:style-name="T8">Group names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4" draw:text-style-name="P8" draw:layer="layout" svg:width="25.199cm" svg:height="17.725cm" svg:x="1.4cm" svg:y="2cm" presentation:class="subtitle" presentation:user-transformed="true">
          <draw:text-box>
            <text:p text:style-name="P8"><text:span text:style-name="T9">Host_vars:</text:span></text:p>
            <text:p text:style-name="P8"/>
            <text:p text:style-name="P8">[atlanta]</text:p>
            <text:p text:style-name="P8">host1 http_port=80 maxRequestsPerChild=808</text:p>
            <text:p text:style-name="P8">host2 http_port=303 maxRequestsPerChild=909</text:p>
            <text:p text:style-name="P8"/>
            <text:p text:style-name="P8"><text:span text:style-name="T9">Group_vars:</text:span></text:p>
            <text:p text:style-name="P8">[atlanta]</text:p>
            <text:p text:style-name="P8">host1</text:p>
            <text:p text:style-name="P8">host2</text:p>
            <text:p text:style-name="P8"/>
            <text:p text:style-name="P8">[atlanta:vars]</text:p>
            <text:p text:style-name="P8">ntp_server=ntp.atlanta.example.com</text:p>
            <text:p text:style-name="P8">proxy=proxy.atlanta.example.com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8.309cm" svg:x="2.1cm" svg:y="14.107cm" presentation:class="notes" presentation:user-transformed="true">
            <draw:text-box>
              <text:p>[atlanta]</text:p>
              <text:p>host1</text:p>
              <text:p>host2</text:p>
              <text:p/>
              <text:p>[raleigh]</text:p>
              <text:p>host2</text:p>
              <text:p>host3</text:p>
              <text:p/>
              <text:p>[southeast:children]</text:p>
              <text:p>atlanta</text:p>
              <text:p>raleigh</text:p>
              <text:p/>
              <text:p>[southeast:vars]</text:p>
              <text:p>some_server=foo.southeast.example.com</text:p>
              <text:p>halon_system_timeout=30</text:p>
              <text:p>self_destruct_countdown=60</text:p>
              <text:p>escape_pods=2</text:p>
              <text:p/>
              <text:p>[usa:children]</text:p>
              <text:p>southeast</text:p>
              <text:p>northeast</text:p>
              <text:p>southwest</text:p>
              <text:p>northwest</text:p>
            </draw:text-box>
          </draw:frame>
        </presentation:notes>
      </draw:page>
      <draw:page draw:name="page9" draw:style-name="dp1" draw:master-page-name="Default" presentation:presentation-page-layout-name="AL1T32">
        <draw:frame presentation:style-name="pr7" draw:text-style-name="P7" draw:layer="layout" svg:width="25.199cm" svg:height="16.2cm" svg:x="1.4cm" svg:y="2cm" presentation:class="subtitle" presentation:user-transformed="true">
          <draw:text-box>
            <text:p>Playbooks</text:p>
            <text:list text:style-name="L2">
              <text:list-header>
                <text:p text:style-name="P8"/>
              </text:list-header>
              <text:list-item>
                <text:p text:style-name="P8">Playbooks are Ansible’s configuration, deployment, and orchestration language</text:p>
                <text:p text:style-name="P8"/>
              </text:list-item>
              <text:list-item>
                <text:p text:style-name="P8">Playbooks are expressed in YAML format</text:p>
                <text:p text:style-name="P8"/>
              </text:list-item>
              <text:list-item>
                <text:p text:style-name="P8">The goal of a play is to map a group of hosts to some well defined roles, represented by things ansible calls tasks</text:p>
                <text:p text:style-name="P8"/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>
            <draw:text-box>
              <text:p>At a basic level, playbooks can be used to manage configurations of and deployments to remote machines. At a more advanced level, they can sequence multi-tier rollouts involving rolling updates, and can delegate actions to other hosts, interacting with monitoring servers and load balancers along the way.</text:p>
            </draw:text-box>
          </draw:frame>
        </presentation:notes>
      </draw:page>
      <draw:page draw:name="page10" draw:style-name="dp1" draw:master-page-name="Default" presentation:presentation-page-layout-name="AL1T32">
        <draw:frame presentation:style-name="pr4" draw:text-style-name="P12" draw:layer="layout" svg:width="25.199cm" svg:height="16.255cm" svg:x="1.4cm" svg:y="2.145cm" presentation:class="subtitle" presentation:user-transformed="true">
          <draw:text-box>
            <text:p text:style-name="P12"><text:span text:style-name="T2">Modules</text:span></text:p>
            <text:p text:style-name="P12"><text:span text:style-name="T2"/></text:p>
            <text:list text:style-name="L2">
              <text:list-item>
                <text:p text:style-name="P11"><text:span text:style-name="T5"><text:s/></text:span><text:span text:style-name="T5">Apt</text:span></text:p>
                <text:p text:style-name="P11"><text:span text:style-name="T5"/></text:p>
              </text:list-item>
              <text:list-item>
                <text:p text:style-name="P11"><text:span text:style-name="T5">Copy</text:span></text:p>
                <text:p text:style-name="P11"><text:span text:style-name="T5"/></text:p>
              </text:list-item>
              <text:list-item>
                <text:p text:style-name="P11"><text:span text:style-name="T5">Template</text:span></text:p>
                <text:p text:style-name="P11"><text:span text:style-name="T5"/></text:p>
              </text:list-item>
              <text:list-item>
                <text:p text:style-name="P11"><text:span text:style-name="T5">Service</text:span></text:p>
                <text:p text:style-name="P11"><text:span text:style-name="T5"/></text:p>
              </text:list-item>
              <text:list-item>
                <text:p text:style-name="P11"><text:span text:style-name="T5">Shell</text:span></text:p>
                <text:p text:style-name="P11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draw:frame presentation:style-name="pr4" draw:text-style-name="P5" draw:layer="layout" svg:width="25.199cm" svg:height="16.459cm" svg:x="1.401cm" svg:y="1.745cm" presentation:class="subtitle" presentation:user-transformed="true">
          <draw:text-box>
            <text:p text:style-name="P5">Variables</text:p>
            <text:p text:style-name="P5"/>
            <text:list text:style-name="L2">
              <text:list-item>
                <text:p text:style-name="P6">extra vars (-e in the command line) always win</text:p>
              </text:list-item>
              <text:list-item>
                <text:p text:style-name="P6">kconnection variables defined in inventory (ansible_ssh_user, etc)</text:p>
              </text:list-item>
              <text:list-item>
                <text:p text:style-name="P6">then comes "most everything else" (command line switches, vars in play, included vars, role vars, etc)</text:p>
              </text:list-item>
              <text:list-item>
                <text:p text:style-name="P6">then comes the rest of the variables defined in inventory</text:p>
              </text:list-item>
              <text:list-item>
                <text:p text:style-name="P6">then comes facts discovered about a system</text:p>
              </text:list-item>
              <text:list-item>
                <text:p text:style-name="P6">then "role defaults", which are the most "defaulty" and lose in priority to everything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draw:frame presentation:style-name="pr8" draw:text-style-name="P12" draw:layer="layout" svg:width="25.199cm" svg:height="17.2cm" svg:x="1.6cm" svg:y="1.8cm" presentation:class="subtitle" presentation:user-transformed="true">
          <draw:text-box>
            <text:p text:style-name="P12">Directory Structure</text:p>
            <text:p text:style-name="P12"/>
            <text:p text:style-name="P12"/>
          </draw:text-box>
        </draw:frame>
        <draw:frame draw:style-name="gr4" draw:text-style-name="P13" draw:layer="layout" svg:width="10.658cm" svg:height="16.431cm" svg:x="2.742cm" svg:y="4.2cm">
          <draw:text-box>
            <text:p text:style-name="P13"><text:span text:style-name="T10">site.yml</text:span></text:p>
            <text:p text:style-name="P13"><text:span text:style-name="T10">webservers.yml</text:span></text:p>
            <text:p text:style-name="P13"><text:span text:style-name="T10">fooservers.yml</text:span></text:p>
            <text:p text:style-name="P13"><text:span text:style-name="T10">roles/</text:span></text:p>
            <text:p text:style-name="P13"><text:span text:style-name="T10"><text:s text:c="3"/></text:span><text:span text:style-name="T10">common/</text:span></text:p>
            <text:p text:style-name="P13"><text:span text:style-name="T10"><text:s text:c="5"/></text:span><text:span text:style-name="T10">files/</text:span></text:p>
            <text:p text:style-name="P13"><text:span text:style-name="T10"><text:s text:c="5"/></text:span><text:span text:style-name="T10">templates/</text:span></text:p>
            <text:p text:style-name="P13"><text:span text:style-name="T10"><text:s text:c="5"/></text:span><text:span text:style-name="T10">tasks/</text:span></text:p>
            <text:p text:style-name="P13"><text:span text:style-name="T10"><text:s text:c="5"/></text:span><text:span text:style-name="T10">handlers/</text:span></text:p>
            <text:p text:style-name="P13"><text:span text:style-name="T10"><text:s text:c="5"/></text:span><text:span text:style-name="T10">vars/</text:span></text:p>
            <text:p text:style-name="P13"><text:span text:style-name="T10"><text:s text:c="5"/></text:span><text:span text:style-name="T10">defaults/</text:span></text:p>
            <text:p text:style-name="P13"><text:span text:style-name="T10"><text:s text:c="5"/></text:span><text:span text:style-name="T10">meta/</text:span></text:p>
            <text:p text:style-name="P13"><text:span text:style-name="T10"><text:s text:c="3"/></text:span><text:span text:style-name="T10">webservers/</text:span></text:p>
            <text:p text:style-name="P13"><text:span text:style-name="T10"><text:s text:c="5"/></text:span><text:span text:style-name="T10">files/</text:span></text:p>
            <text:p text:style-name="P13"><text:span text:style-name="T10"><text:s text:c="5"/></text:span><text:span text:style-name="T10">templates/</text:span></text:p>
            <text:p text:style-name="P13"><text:span text:style-name="T10"><text:s text:c="5"/></text:span><text:span text:style-name="T10">tasks/</text:span></text:p>
            <text:p text:style-name="P13"><text:span text:style-name="T10"><text:s text:c="5"/></text:span><text:span text:style-name="T10">handlers/</text:span></text:p>
            <text:p text:style-name="P13"><text:span text:style-name="T10"><text:s text:c="5"/></text:span><text:span text:style-name="T10">vars/</text:span></text:p>
            <text:p text:style-name="P13"><text:span text:style-name="T10"><text:s text:c="5"/></text:span><text:span text:style-name="T10">defaults/</text:span></text:p>
            <text:p text:style-name="P13"><text:span text:style-name="T10"><text:s text:c="5"/></text:span><text:span text:style-name="T10">meta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4" draw:text-style-name="P8" draw:layer="layout" svg:width="25.199cm" svg:height="16.255cm" svg:x="1.4cm" svg:y="1.945cm" presentation:class="subtitle" presentation:user-transformed="true">
          <draw:text-box>
            <text:p text:style-name="P8"/>
            <text:p text:style-name="P8"><text:span text:style-name="T11">In a playbook, it would look like this:</text:span></text:p>
            <text:p text:style-name="P8"/>
            <text:p text:style-name="P8"/>
            <text:p text:style-name="P8">---</text:p>
            <text:p text:style-name="P8">- hosts: webservers</text:p>
            <text:p text:style-name="P8"><text:s text:c="2"/>roles:</text:p>
            <text:p text:style-name="P8"><text:s text:c="5"/>- common</text:p>
            <text:p text:style-name="P8"><text:s text:c="5"/>- webservers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hatch draw:name="Black_20_0_20_Degrees" draw:display-name="Black 0 Degrees" draw:style="single" draw:color="#000000" draw:distance="0.102cm" draw:rotation="0"/>
    <draw:fill-image draw:name="Bitmape_20_1" draw:display-name="Bitmape 1" xlink:href="Pictures/10000000000000B000000182196CFBEF.png" xlink:type="simple" xlink:show="embed" xlink:actuate="onLoad"/>
    <draw:fill-image draw:name="Bitmape_20_2" draw:display-name="Bitmape 2" xlink:href="Pictures/10000000000003B500000181CE2E5ABF.png" xlink:type="simple" xlink:show="embed" xlink:actuate="onLoad"/>
    <draw:fill-image draw:name="Empty" xlink:href="Pictures/100000000000000800000008DD0ADA29.png" xlink:type="simple" xlink:show="embed" xlink:actuate="onLoad"/>
    <draw:opacity draw:name="Transparency_20_2" draw:display-name="Transparency 2" draw:style="axial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09T10:47:49.558737810</meta:creation-date>
    <dc:date>2015-04-10T20:18:06.497491495</dc:date>
    <meta:editing-duration>PT4H26M9S</meta:editing-duration>
    <meta:editing-cycles>2</meta:editing-cycles>
    <meta:generator>LibreOffice/4.2.6.3$Linux_X86_64 LibreOffice_project/420m0$Build-3</meta:generator>
    <meta:document-statistic meta:object-count="65"/>
  </office:meta>
</office:document-meta>
</file>